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36a" officeooo:paragraph-rsid="0017036a"/>
    </style:style>
    <style:style style:name="P2" style:family="paragraph" style:parent-style-name="Standard">
      <style:text-properties officeooo:rsid="0017036a" officeooo:paragraph-rsid="0018d9e7"/>
    </style:style>
    <style:style style:name="P3" style:family="paragraph" style:parent-style-name="Standard">
      <style:text-properties officeooo:rsid="0018d9e7" officeooo:paragraph-rsid="0018d9e7"/>
    </style:style>
    <style:style style:name="P4" style:family="paragraph" style:parent-style-name="Standard">
      <style:text-properties officeooo:rsid="001b6e2c" officeooo:paragraph-rsid="001b6e2c"/>
    </style:style>
    <style:style style:name="P5" style:family="paragraph" style:parent-style-name="Standard">
      <style:text-properties officeooo:rsid="00177e59" officeooo:paragraph-rsid="00177e59"/>
    </style:style>
    <style:style style:name="P6" style:family="paragraph" style:parent-style-name="Standard">
      <style:text-properties officeooo:rsid="001e6532" officeooo:paragraph-rsid="001e6532"/>
    </style:style>
    <style:style style:name="P7" style:family="paragraph" style:parent-style-name="Standard">
      <style:text-properties officeooo:rsid="001f03db" officeooo:paragraph-rsid="001f03db"/>
    </style:style>
    <style:style style:name="P8" style:family="paragraph" style:parent-style-name="Standard">
      <style:text-properties officeooo:rsid="0021c256" officeooo:paragraph-rsid="0021c256"/>
    </style:style>
    <style:style style:name="P9" style:family="paragraph" style:parent-style-name="Standard">
      <style:text-properties officeooo:rsid="0022ae7e" officeooo:paragraph-rsid="0022ae7e"/>
    </style:style>
    <style:style style:name="P10" style:family="paragraph" style:parent-style-name="Standard">
      <style:text-properties officeooo:rsid="0023ba33" officeooo:paragraph-rsid="0023ba33"/>
    </style:style>
    <style:style style:name="P11" style:family="paragraph" style:parent-style-name="Standard">
      <style:text-properties officeooo:rsid="0024d696" officeooo:paragraph-rsid="0024d696"/>
    </style:style>
    <style:style style:name="P12" style:family="paragraph" style:parent-style-name="Standard">
      <style:text-properties officeooo:rsid="00268eb4" officeooo:paragraph-rsid="00268eb4"/>
    </style:style>
    <style:style style:name="P13" style:family="paragraph" style:parent-style-name="Standard">
      <style:text-properties officeooo:rsid="00274d78" officeooo:paragraph-rsid="00274d78"/>
    </style:style>
    <style:style style:name="P14" style:family="paragraph" style:parent-style-name="Standard">
      <style:text-properties officeooo:rsid="0027a337" officeooo:paragraph-rsid="0027a337"/>
    </style:style>
    <style:style style:name="P15" style:family="paragraph" style:parent-style-name="Standard">
      <style:text-properties officeooo:rsid="0029c2e9" officeooo:paragraph-rsid="0029c2e9"/>
    </style:style>
    <style:style style:name="P16" style:family="paragraph" style:parent-style-name="Standard">
      <style:text-properties fo:font-weight="bold" officeooo:rsid="00158531" officeooo:paragraph-rsid="00158531" style:font-weight-asian="bold" style:font-weight-complex="bold"/>
    </style:style>
    <style:style style:name="P17" style:family="paragraph" style:parent-style-name="Standard">
      <style:text-properties fo:font-weight="bold" officeooo:rsid="00178a6e" officeooo:paragraph-rsid="00158531" style:font-weight-asian="bold" style:font-weight-complex="bold"/>
    </style:style>
    <style:style style:name="P18" style:family="paragraph" style:parent-style-name="Standard">
      <style:text-properties fo:font-weight="bold" officeooo:rsid="001b6e2c" officeooo:paragraph-rsid="001b6e2c" style:font-weight-asian="bold" style:font-weight-complex="bold"/>
    </style:style>
    <style:style style:name="P19" style:family="paragraph" style:parent-style-name="Standard">
      <style:text-properties fo:font-weight="bold" officeooo:rsid="0024d696" officeooo:paragraph-rsid="0024d696" style:font-weight-asian="bold" style:font-weight-complex="bold"/>
    </style:style>
    <style:style style:name="P20" style:family="paragraph" style:parent-style-name="Standard">
      <style:text-properties fo:font-weight="bold" officeooo:rsid="0029ec53" officeooo:paragraph-rsid="0029ec53" style:font-weight-asian="bold" style:font-weight-complex="bold"/>
    </style:style>
    <style:style style:name="P21" style:family="paragraph" style:parent-style-name="Standard">
      <style:text-properties fo:font-weight="bold" officeooo:rsid="002b587c" officeooo:paragraph-rsid="002b587c" style:font-weight-asian="bold" style:font-weight-complex="bold"/>
    </style:style>
    <style:style style:name="P22" style:family="paragraph" style:parent-style-name="Standard">
      <style:text-properties fo:font-weight="bold" officeooo:rsid="002f4603" officeooo:paragraph-rsid="002f4603" style:font-weight-asian="bold" style:font-weight-complex="bold"/>
    </style:style>
    <style:style style:name="P23" style:family="paragraph" style:parent-style-name="Standard">
      <style:text-properties fo:font-weight="normal" officeooo:rsid="002b587c" officeooo:paragraph-rsid="002b587c" style:font-weight-asian="normal" style:font-weight-complex="normal"/>
    </style:style>
    <style:style style:name="P24" style:family="paragraph" style:parent-style-name="Standard">
      <style:text-properties officeooo:rsid="002b587c" officeooo:paragraph-rsid="002b587c"/>
    </style:style>
    <style:style style:name="P25" style:family="paragraph" style:parent-style-name="Standard">
      <style:text-properties officeooo:rsid="002bc82a" officeooo:paragraph-rsid="002bc82a"/>
    </style:style>
    <style:style style:name="P26" style:family="paragraph" style:parent-style-name="Standard">
      <style:text-properties officeooo:rsid="002e1d63" officeooo:paragraph-rsid="002e1d63"/>
    </style:style>
    <style:style style:name="P27" style:family="paragraph" style:parent-style-name="Standard">
      <style:text-properties officeooo:rsid="002e1d63" officeooo:paragraph-rsid="00177e59"/>
    </style:style>
    <style:style style:name="P28" style:family="paragraph" style:parent-style-name="Standard">
      <style:text-properties officeooo:rsid="002e1d63" officeooo:paragraph-rsid="002b587c"/>
    </style:style>
    <style:style style:name="P29" style:family="paragraph" style:parent-style-name="Standard">
      <style:text-properties officeooo:rsid="002e1d63" officeooo:paragraph-rsid="002f4603"/>
    </style:style>
    <style:style style:name="P30" style:family="paragraph" style:parent-style-name="Standard">
      <style:text-properties officeooo:rsid="0029ec53" officeooo:paragraph-rsid="0029ec53"/>
    </style:style>
    <style:style style:name="P31" style:family="paragraph" style:parent-style-name="Standard">
      <style:text-properties officeooo:rsid="002f4603" officeooo:paragraph-rsid="002f4603"/>
    </style:style>
    <style:style style:name="P32" style:family="paragraph" style:parent-style-name="Standard">
      <style:text-properties officeooo:rsid="0030c6d2" officeooo:paragraph-rsid="0030c6d2"/>
    </style:style>
    <style:style style:name="P33" style:family="paragraph" style:parent-style-name="Standard">
      <style:text-properties officeooo:rsid="0030c6d2" officeooo:paragraph-rsid="0030c6d2"/>
    </style:style>
    <style:style style:name="P34" style:family="paragraph" style:parent-style-name="Standard">
      <style:text-properties officeooo:rsid="00318b20" officeooo:paragraph-rsid="00318b20"/>
    </style:style>
    <style:style style:name="P35" style:family="paragraph" style:parent-style-name="Standard">
      <style:text-properties officeooo:rsid="00328da7" officeooo:paragraph-rsid="00328da7"/>
    </style:style>
    <style:style style:name="P36" style:family="paragraph" style:parent-style-name="Standard">
      <style:text-properties officeooo:rsid="0033ce88" officeooo:paragraph-rsid="0033ce88"/>
    </style:style>
    <style:style style:name="P37" style:family="paragraph" style:parent-style-name="Standard">
      <style:text-properties officeooo:rsid="0035bd4d" officeooo:paragraph-rsid="0035bd4d"/>
    </style:style>
    <style:style style:name="P38" style:family="paragraph" style:parent-style-name="Standard">
      <style:text-properties officeooo:rsid="00365e1a" officeooo:paragraph-rsid="00365e1a"/>
    </style:style>
    <style:style style:name="P39" style:family="paragraph" style:parent-style-name="Standard">
      <style:text-properties officeooo:rsid="0038e277" officeooo:paragraph-rsid="0038e277"/>
    </style:style>
    <style:style style:name="P40" style:family="paragraph" style:parent-style-name="Text_20_body">
      <style:text-properties style:font-name="Calibri" fo:font-size="11pt" officeooo:rsid="0030c6d2" officeooo:paragraph-rsid="0030c6d2"/>
    </style:style>
    <style:style style:name="P41" style:family="paragraph" style:parent-style-name="Text_20_body">
      <style:paragraph-properties fo:margin-left="0in" fo:margin-right="0in" fo:margin-top="0in" fo:margin-bottom="0.111in" loext:contextual-spacing="false" fo:line-height="107%" fo:text-indent="0in" style:auto-text-indent="false" style:writing-mode="lr-tb"/>
      <style:text-properties style:font-name="Calibri" fo:font-size="11pt"/>
    </style:style>
    <style:style style:name="T1" style:family="text">
      <style:text-properties officeooo:rsid="00178a6e"/>
    </style:style>
    <style:style style:name="T2" style:family="text">
      <style:text-properties officeooo:rsid="001d2fc0"/>
    </style:style>
    <style:style style:name="T3" style:family="text">
      <style:text-properties officeooo:rsid="00268eb4"/>
    </style:style>
    <style:style style:name="T4" style:family="text">
      <style:text-properties officeooo:rsid="0037a6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Glossary:</text:p>
      <text:p text:style-name="P17"/>
      <text:p text:style-name="P18">Unit 1: </text:p>
      <text:p text:style-name="P4"/>
      <text:p text:style-name="P3">Natural Language:</text:p>
      <text:p text:style-name="P3"/>
      <text:p text:style-name="P3">Artificial Language: </text:p>
      <text:p text:style-name="P1"/>
      <text:p text:style-name="P3">NLU: Natural Language Understanding is the computers attempt to produce a useful representation of some inputted language</text:p>
      <text:p text:style-name="P3"/>
      <text:p text:style-name="P3">NLG: Natural language generation is the creation of natural seeming language from structured data.</text:p>
      <text:p text:style-name="P3"/>
      <text:p text:style-name="P2">Word2Vec <text:span text:style-name="T1">(Mikolov 2013)</text:span>: <text:span text:style-name="T1">Each word is embedded in to word vector that represents multiple dimensions.</text:span></text:p>
      <text:p text:style-name="P27"/>
      <text:p text:style-name="P5"/>
      <text:p text:style-name="P18">Unit 2: </text:p>
      <text:p text:style-name="P18"/>
      <text:p text:style-name="P4">Lexical Analysis: <text:span text:style-name="T2">Morphological and stemming of the data into a lexicon to use for analysis.</text:span></text:p>
      <text:p text:style-name="P4"/>
      <text:p text:style-name="P4">Syntactical Analysis:</text:p>
      <text:p text:style-name="P4"/>
      <text:p text:style-name="P4">Semantic Analysis:</text:p>
      <text:p text:style-name="P4"/>
      <text:p text:style-name="P4">Discourse Analysis:</text:p>
      <text:p text:style-name="P4"/>
      <text:p text:style-name="P6">Stemming: </text:p>
      <text:p text:style-name="P6"/>
      <text:p text:style-name="P6">Collocations:</text:p>
      <text:p text:style-name="P6"/>
      <text:p text:style-name="P6">WordNet: The NLP bible of real-world word senses</text:p>
      <text:p text:style-name="P6"/>
      <text:p text:style-name="P7">POS Tagging: After breaking a text into a sentence we can tag the various parts of speech from the text.</text:p>
      <text:p text:style-name="P7"/>
      <text:p text:style-name="P8">Lemmatization: Convert terms down to there lemma or base form which goes beyond just stemming.</text:p>
      <text:p text:style-name="P8"/>
      <text:p text:style-name="P9">Named Entity Extraction: The identification and extraction of people, places, or things from a given text.</text:p>
      <text:p text:style-name="P9"/>
      <text:p text:style-name="P10">Relationship Extraction: Identification of the relationship between 2 or more different named entities.</text:p>
      <text:p text:style-name="P10"/>
      <text:p text:style-name="P10">Word Sense Disambiguation: Use of context words to clarify the intended meaning of the word with respect to the other terms.</text:p>
      <text:p text:style-name="P10"/>
      <text:p text:style-name="P10">GloVe:</text:p>
      <text:p text:style-name="P9"/>
      <text:p text:style-name="P9"/>
      <text:p text:style-name="P9"/>
      <text:p text:style-name="P19"><text:soft-page-break/>Unit 3: </text:p>
      <text:p text:style-name="P11"/>
      <text:p text:style-name="P11">Shallow NLP: <text:s/><text:span text:style-name="T3">Chunking of the of sentences or structures that useful for understanding text at a high level.</text:span></text:p>
      <text:p text:style-name="P11"/>
      <text:p text:style-name="P11">Deep NLP: <text:span text:style-name="T3">The understanding of every word and what it represents with respect to the context of everything else in the sentence or document.</text:span></text:p>
      <text:p text:style-name="P11"/>
      <text:p text:style-name="P12">Statistical NLP: Use of a combination of signals and nodes of varying strengths to develop a final statistical score.<text:line-break/></text:p>
      <text:p text:style-name="P12">Symbolic NLP: Rule based systems where tests are performed for applying each rule.</text:p>
      <text:p text:style-name="P12"/>
      <text:p text:style-name="P13">Feature Learning: The use of machine techniques to learn the features to feed into a model.</text:p>
      <text:p text:style-name="P13"/>
      <text:p text:style-name="P13">Feature Engineering: The hand crafting of the features or variables that are going to be used for the model.</text:p>
      <text:p text:style-name="P13"/>
      <text:p text:style-name="P14">Top-Down: </text:p>
      <text:p text:style-name="P14"/>
      <text:p text:style-name="P14">Bottom-Up: </text:p>
      <text:p text:style-name="P14"/>
      <text:p text:style-name="P15">Transparent NLP: These are interpretable NLP tasks meaning a user is able to see how a process is working or what features may be driving a prediction.</text:p>
      <text:p text:style-name="P15"/>
      <text:p text:style-name="P15">Opaque NLP: These are “black-box” NLP tools where the actual features or processes that drive the NLP result are unknown.</text:p>
      <text:p text:style-name="P15"/>
      <text:p text:style-name="P26">RNN</text:p>
      <text:p text:style-name="P15"/>
      <text:p text:style-name="P20">Unit 4:</text:p>
      <text:p text:style-name="P21"/>
      <text:p text:style-name="P23">NLP Engineer:</text:p>
      <text:p text:style-name="P23"/>
      <text:p text:style-name="P23">Knowledge Engineer: </text:p>
      <text:p text:style-name="P23"/>
      <text:p text:style-name="P24">Data Scientist:</text:p>
      <text:p text:style-name="P24"/>
      <text:p text:style-name="P24">Database Administrator: Utilize NLP commonly for ETL tasks using NLU or generating reports using NLG.</text:p>
      <text:p text:style-name="P24"/>
      <text:p text:style-name="P25">Associative Processing Unit (APU): </text:p>
      <text:p text:style-name="P28"/>
      <text:p text:style-name="P30"/>
      <text:p text:style-name="P22">Unit 5:</text:p>
      <text:p text:style-name="P29">LSTM</text:p>
      <text:p text:style-name="P29"/>
      <text:p text:style-name="P29">LSTM Peephole</text:p>
      <text:p text:style-name="P29"/>
      <text:p text:style-name="P29"><text:soft-page-break/>LSTM Coupled</text:p>
      <text:p text:style-name="P29"/>
      <text:p text:style-name="P29">LSTM GRU</text:p>
      <text:p text:style-name="P29"/>
      <text:p text:style-name="P31">Text Pre-Processing</text:p>
      <text:p text:style-name="P31"/>
      <text:p text:style-name="P31">Sentence Segmentation</text:p>
      <text:p text:style-name="P31"/>
      <text:p text:style-name="P31">Word Tokenization</text:p>
      <text:p text:style-name="P31"/>
      <text:p text:style-name="P32">Stop Words</text:p>
      <text:p text:style-name="P32"/>
      <text:p text:style-name="P32">Stemmers</text:p>
      <text:p text:style-name="P32"/>
      <text:p text:style-name="P32">TF-IDF</text:p>
      <text:p text:style-name="P32"/>
      <text:p text:style-name="P32">Lexical Diversity</text:p>
      <text:p text:style-name="P32"/>
      <text:p text:style-name="P32">Reading Level</text:p>
      <text:p text:style-name="P32"/>
      <text:p text:style-name="P32">n-grams</text:p>
      <text:p text:style-name="P32"/>
      <text:p text:style-name="P40">Unit 6:</text:p>
      <text:p text:style-name="P41">Lexical Knowledge Base: This is the detailed understanding of the structure in relationships of a lexicon for using NLP applications.</text:p>
      <text:p text:style-name="P41">Lexicon: In NLP this goes beyond just dictionary that makes it machine readable and useful to determining major NLP functions</text:p>
      <text:p text:style-name="P41">Hyponym: A specific subcatergory of an entity or holonym. (i.e Cockerspanial is the hyponym of of dog)</text:p>
      <text:p text:style-name="P41">Hypernym: The more generic group made up multiple hyponym. (i.e dog is the hypernym of cocker spanial)</text:p>
      <text:p text:style-name="P41">Holonom: The whole of an object made up of various (i.e Car is holonom of car wheels)</text:p>
      <text:p text:style-name="P41">Meronym: The part of a larger object that exist both separately and part of that object. (i.e car wheels are meronyms of car wheels)</text:p>
      <text:p text:style-name="P41">WordNet: This is a semantic network that lets you measure some of the relationships between various words.</text:p>
      <text:p text:style-name="P41">Ontological Distance: The distance in lexical space between words that provide a measurement of the similarity between two words.</text:p>
      <text:p text:style-name="P41">Polysemy: Words with multiple senses or mean more than 1 thing.</text:p>
      <text:p text:style-name="P41">Monosemy: Words with only one word sense or only mean 1 thing.</text:p>
      <text:p text:style-name="P41"/>
      <text:p text:style-name="P41"/>
      <text:p text:style-name="P34"><text:soft-page-break/>Unit 7: </text:p>
      <text:p text:style-name="P34">Parts-of-Speech (POS) Tags: Tags the words in sentence or document with the intended usage of the word. </text:p>
      <text:p text:style-name="P34"/>
      <text:p text:style-name="P34">Tag Set: Set used for tagging all of the words to be used in the POS tagger.</text:p>
      <text:p text:style-name="P34"/>
      <text:p text:style-name="P34">Penn Treebank Tagset: Most commonly used tagset with 45 different tagsets.</text:p>
      <text:p text:style-name="P34"/>
      <text:p text:style-name="P34">Brown Corpus: A freely available reference corpus used in NLP</text:p>
      <text:p text:style-name="P34"/>
      <text:p text:style-name="P35">Rule-Based POS Tagger: Simple rules based approach. Begins with assigning the most common POS tag. Then assign simple rules that correct the tag based on the words immediately preceding or following that word.</text:p>
      <text:p text:style-name="P35"/>
      <text:p text:style-name="P36">Hidden Markov Model: A probabilistic path given previous POS it can determine the most probable POS given the weights of the prior POS.</text:p>
      <text:p text:style-name="P36"/>
      <text:p text:style-name="P37">Troponyms: The more specific subset of verbs of a large similar verb class. Like some troponyms of speaking are things like blubbering, whispering, etc.</text:p>
      <text:p text:style-name="P35"/>
      <text:p text:style-name="P38">Named Entity Extraction: Identification of proper names of a specific entity <text:span text:style-name="T4">based. This can be rule based by recognizing patterns like consecutive NNP as first name last name or separated by commas. </text:span></text:p>
      <text:p text:style-name="P38"/>
      <text:p text:style-name="P39">Conjunctive Elimination: Strategy for NE identification that would eliminate named entities if and only if the NNP is not in some canonical list like Standard and Poors and has a low frequen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21:42:38.794656844</meta:creation-date>
    <dc:date>2019-06-18T19:28:03.406940861</dc:date>
    <meta:editing-duration>P3DT15H53M41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4" meta:paragraph-count="74" meta:word-count="761" meta:character-count="4703" meta:non-whitespace-character-count="4002"/>
  </office:meta>
</office:document-meta>
</file>